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entury Gothic" svg:font-family="'Century Gothic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Heading_20_3">
      <style:paragraph-properties fo:text-align="justify" style:justify-single-word="false"/>
      <style:text-properties fo:font-variant="normal" fo:text-transform="none" fo:color="#ce181e" style:font-name="Century Gothic" fo:font-size="10pt" fo:font-style="normal" style:text-underline-style="solid" style:text-underline-width="auto" style:text-underline-color="font-color" fo:font-weight="normal" fo:background-color="transparent"/>
    </style:style>
    <style:style style:name="P5" style:family="paragraph" style:parent-style-name="Text_20_body">
      <style:paragraph-properties fo:text-align="justify" style:justify-single-word="false"/>
      <style:text-properties fo:color="#ce181e"/>
    </style:style>
    <style:style style:name="P6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ce181e" style:text-line-through-style="none" style:text-line-through-type="none" style:font-name="Century Gothic" fo:font-size="10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ce181e" style:text-line-through-style="none" style:text-line-through-type="none" style:font-name="Century Gothic" fo:font-size="10pt" fo:font-style="normal" style:text-underline-style="none" fo:font-weight="normal" style:text-blinking="false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0352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cm" fo:text-indent="-0.635cm" fo:margin-left="1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35cm" fo:text-indent="-0.635cm" fo:margin-left="2.3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05cm" fo:text-indent="-0.635cm" fo:margin-left="3.6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75cm" fo:text-indent="-0.635cm" fo:margin-left="4.8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45cm" fo:text-indent="-0.635cm" fo:margin-left="6.1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15cm" fo:text-indent="-0.635cm" fo:margin-left="7.41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h text:style-name="P4" text:outline-level="3"><text:s/>Customization of promotion in SAP CX</text:h>
      <text:p text:style-name="P6">Propose and describe a detailed solution (modules, classes, conditions, actions and points of entry) of how to customize the promotion mechanism according to the following criteria:</text:p>
      <text:p text:style-name="P5"/>
      <text:list xml:id="list3282465725" text:style-name="L5">
        <text:list-item>
          <text:p text:style-name="P7">Given a selected shipping option, we want to reduce its cost to R$ 0,00 when the cart value is greater than R$ 200,00; otherwise, the selected shipping option cost should be added in the total of the cart.</text:p>
        </text:list-item>
      </text:list>
      <text:p text:style-name="Standard"/>
      <text:p text:style-name="Standard"><text:s/></text:p>
      <text:p text:style-name="Standard">1. In the new hybris promotion engineering, we work with conditions and actions, where an action can only be performed if a certain condition is imposed, so in the current scenario, I would need to apply free shipping to a delivery mode if the cart client is greater than 200.</text:p>
      <text:p text:style-name="Standard"/>
      <text:p text:style-name="Standard"><text:s text:c="4"/><text:span text:style-name="T2">To understand the issue of conditions and actions.</text:span></text:p>
      <text:p text:style-name="Standard"/>
      <text:p text:style-name="Standard">Condition</text:p>
      <text:p text:style-name="Standard"><text:s text:c="3"/>• A condition is a rule for applying an action, a set of conditions stipulated for a promotion are responsible for determining the application of the action. For example: number of parcels, type of payment, card flag, etc.</text:p>
      <text:p text:style-name="Standard"/>
      <text:p text:style-name="Standard"/>
      <text:p text:style-name="Standard">Action</text:p>
      <text:list xml:id="list2653961617" text:style-name="L4">
        <text:list-item>
          <text:p text:style-name="P3">An action is responsible for applying certain dynamics in a cart / product.</text:p>
        </text:list-item>
        <text:list-item>
          <text:p text:style-name="P3">For example: percentage discount action in cart, action of moving a user to a certain <text:s text:c="2"/>group.</text:p>
        </text:list-item>
        <text:list-item>
          <text:p text:style-name="P3"><text:s text:c="4"/>action of moving product to a particular category,</text:p>
        </text:list-item>
        <text:list-item>
          <text:p text:style-name="P3"><text:s text:c="4"/>action of adding a product to the cart for free, etc.</text:p>
        </text:list-item>
      </text:list>
      <text:p text:style-name="Standard"/>
      <text:p text:style-name="Standard"/>
      <text:p text:style-name="Standard">Development</text:p>
      <text:p text:style-name="Standard"/>
      <text:p text:style-name="Standard">Condition</text:p>
      <text:list xml:id="list2592098971" text:style-name="L3">
        <text:list-item>
          <text:p text:style-name="P2">The process of creating a condition is technically simpler than the process of creating an action because it involves fewer classes during the development process.</text:p>
        </text:list-item>
        <text:list-item>
          <text:p text:style-name="P2"><text:s/>For the condition case, we will use an OOTB of hybris in the case -&gt; Cart total&gt; = {BRL = 200}.</text:p>
        </text:list-item>
      </text:list>
      <text:p text:style-name="Standard"/>
      <text:p text:style-name="Standard"/>
      <text:p text:style-name="Standard"/>
      <text:p text:style-name="Standard">Action</text:p>
      <text:list xml:id="list2594013528" text:style-name="L2">
        <text:list-item>
          <text:p text:style-name="P1">The action process is technically more complicated because we need to create, RAO, Strategy, Translators, Populators and of course Impex to link parameters and contexts of the promotions.</text:p>
        </text:list-item>
      </text:list>
      <text:p text:style-name="Standard"/>
      <text:list xml:id="list232829971922099" text:continue-numbering="true" text:style-name="L2">
        <text:list-item>
          <text:p text:style-name="P1"><text:s/>In the case of this promotion the new action created would be DeliveryCost using percentage discount base, and it would be applied according to the value of the cart, otherwise a recalculation would be made, to apply to the freight value on the car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entury Gothic" svg:font-family="'Century Gothic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23:24:49.256956055</meta:creation-date>
    <dc:date>2019-06-04T23:28:29.724788963</dc:date>
    <meta:editing-duration>PT3M40S</meta:editing-duration>
    <meta:editing-cycles>1</meta:editing-cycles>
    <meta:document-statistic meta:table-count="0" meta:image-count="0" meta:object-count="0" meta:page-count="1" meta:paragraph-count="20" meta:word-count="346" meta:character-count="2006" meta:non-whitespace-character-count="1667"/>
    <meta:generator>LibreOffice/6.0.7.3$Linux_X86_64 LibreOffice_project/00m0$Build-3</meta:generator>
  </office:meta>
</office:document-meta>
</file>